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5cm" fo:min-width="2cm" fo:padding-top="0.151cm" fo:padding-bottom="0.151cm" fo:padding-left="0.276cm" fo:padding-right="0.276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color="#6666ff" fo:font-size="14pt" style:font-size-asian="14pt" style:font-size-complex="14pt"/>
    </style:style>
    <style:style style:name="P8" style:family="paragraph">
      <loext:graphic-properties draw:fill="none" draw:fill-color="#ffffff"/>
      <style:text-properties fo:color="#6666ff"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color="#99ff66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99ff66"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6666ff"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99ff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.5cm" svg:x="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3.5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cm" svg:y1="1.5cm" svg:x2="6.2cm" svg:y2="4cm">
          <text:p/>
        </draw:line>
        <draw:line draw:style-name="gr2" draw:text-style-name="P2" draw:layer="layout" svg:x1="6.2cm" svg:y1="4cm" svg:x2="6.2cm" svg:y2="6.5cm">
          <text:p/>
        </draw:line>
        <draw:frame draw:style-name="gr3" draw:text-style-name="P4" draw:layer="layout" svg:width="2.657cm" svg:height="0.839cm" svg:x="0.843cm" svg:y="1.4cm">
          <draw:text-box>
            <text:p text:style-name="P3"><text:span text:style-name="T1">Windows</text:span></text:p>
          </draw:text-box>
        </draw:frame>
        <draw:frame draw:style-name="gr3" draw:text-style-name="P6" draw:layer="layout" svg:width="3.233cm" svg:height="1.361cm" svg:x="6.3cm" svg:y="1.939cm">
          <draw:text-box>
            <text:p text:style-name="P5"><text:span text:style-name="T2">Dynamische</text:span></text:p>
            <text:p text:style-name="P5"><text:span text:style-name="T2">Prio</text:span></text:p>
          </draw:text-box>
        </draw:frame>
        <draw:frame draw:style-name="gr3" draw:text-style-name="P8" draw:layer="layout" svg:width="2.547cm" svg:height="1.361cm" svg:x="6.267cm" svg:y="4.6cm">
          <draw:text-box>
            <text:p text:style-name="P7"><text:span text:style-name="T3">Statische</text:span></text:p>
            <text:p text:style-name="P7"><text:span text:style-name="T3">Prio</text:span></text:p>
          </draw:text-box>
        </draw:frame>
        <draw:frame draw:style-name="gr4" draw:text-style-name="P9" draw:layer="layout" svg:width="0.739cm" svg:height="0.725cm" svg:x="3.361cm" svg:y="1.375cm">
          <draw:text-box>
            <text:p><text:span text:style-name="T4">0</text:span></text:p>
          </draw:text-box>
        </draw:frame>
        <draw:frame draw:style-name="gr3" draw:text-style-name="P8" draw:layer="layout" svg:width="3.233cm" svg:height="1.361cm" svg:x="6.301cm" svg:y="1.94cm">
          <draw:text-box>
            <text:p text:style-name="P7"><text:span text:style-name="T3">Dynamische</text:span></text:p>
            <text:p text:style-name="P7"><text:span text:style-name="T3">Prio</text:span></text:p>
          </draw:text-box>
        </draw:frame>
        <draw:frame draw:style-name="gr5" draw:text-style-name="P9" draw:layer="layout" svg:width="1cm" svg:height="1.199cm" svg:x="3.3cm" svg:y="3.375cm">
          <draw:text-box>
            <text:p><text:span text:style-name="T4">15</text:span></text:p>
          </draw:text-box>
        </draw:frame>
        <draw:frame draw:style-name="gr5" draw:text-style-name="P9" draw:layer="layout" svg:width="1cm" svg:height="1.199cm" svg:x="3.3cm" svg:y="3.901cm">
          <draw:text-box>
            <text:p><text:span text:style-name="T4">16</text:span></text:p>
          </draw:text-box>
        </draw:frame>
        <draw:frame draw:style-name="gr5" draw:text-style-name="P9" draw:layer="layout" svg:width="1cm" svg:height="1.199cm" svg:x="3.3cm" svg:y="5.9cm">
          <draw:text-box>
            <text:p><text:span text:style-name="T4">31</text:span></text:p>
          </draw:text-box>
        </draw:frame>
        <draw:frame draw:style-name="gr3" draw:text-style-name="P11" draw:layer="layout" svg:width="7.038cm" svg:height="1.361cm" svg:x="10.4cm" svg:y="1.8cm">
          <draw:text-box>
            <text:p text:style-name="P10"><text:span text:style-name="T5">Prioritäten werden dynamisch</text:span></text:p>
            <text:p text:style-name="P10"><text:span text:style-name="T5">vom Scheduler angepasst</text:span></text:p>
          </draw:text-box>
        </draw:frame>
        <draw:line draw:style-name="gr6" draw:text-style-name="P1" draw:layer="layout" svg:x1="10.4cm" svg:y1="2.5cm" svg:x2="9.4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ts-i011</meta:initial-creator>
    <meta:creation-date>2019-01-20T12:04:59.240625828</meta:creation-date>
    <dc:date>2019-01-20T12:09:50.241517591</dc:date>
    <dc:creator>its-i011</dc:creator>
    <meta:editing-duration>PT4M51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